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1000000336BDB5F1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345cm"/>
    </style:style>
    <style:style style:name="pr2" style:family="presentation" style:parent-style-name="Default-subtitle">
      <style:graphic-properties draw:fill="solid" draw:fill-color="#cccccc" fo:min-height="3.556cm"/>
    </style:style>
    <style:style style:name="pr3" style:family="presentation" style:parent-style-name="Default-title">
      <style:graphic-properties fo:min-height="1.449cm"/>
    </style:style>
    <style:style style:name="pr4" style:family="presentation" style:parent-style-name="Default-subtitle">
      <style:graphic-properties draw:fill="solid" draw:fill-color="#00ccff" fo:min-height="5.44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="solid" draw:fill-color="#cccccc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ccff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.172cm" svg:height="1.345cm" svg:x="3.94cm" svg:y="7.366cm" presentation:class="title" presentation:user-transformed="true">
          <draw:text-box>
            <text:p><text:span text:style-name="T1">Driver</text:span></text:p>
          </draw:text-box>
        </draw:frame>
        <draw:frame presentation:style-name="pr2" draw:text-style-name="P2" draw:layer="layout" svg:width="6.474cm" svg:height="3.556cm" svg:x="2.416cm" svg:y="9.144cm" presentation:class="subtitle" presentation:user-transformed="true">
          <draw:text-box>
            <text:p><text:span text:style-name="T2">+ static void main</text:span></text:p>
          </draw:text-box>
        </draw:frame>
        <draw:frame presentation:style-name="pr3" draw:text-style-name="P1" draw:layer="layout" svg:width="6.096cm" svg:height="1.449cm" svg:x="18.034cm" svg:y="6.604cm" presentation:class="title" presentation:user-transformed="true">
          <draw:text-box>
            <text:p><text:span text:style-name="T1">MyFrame</text:span></text:p>
          </draw:text-box>
        </draw:frame>
        <draw:frame presentation:style-name="pr4" draw:text-style-name="P4" draw:layer="layout" svg:width="9.014cm" svg:height="5.442cm" svg:x="17.018cm" svg:y="8.782cm">
          <draw:text-box>
            <text:p text:style-name="P3"><text:span text:style-name="T2">+ MyFrame</text:span></text:p>
            <text:p text:style-name="P3"><text:span text:style-name="T2">- createLabels</text:span></text:p>
            <text:p text:style-name="P3"><text:span text:style-name="T2">- createTxtBoxes</text:span></text:p>
            <text:p text:style-name="P3"><text:span text:style-name="T2">- createImage</text:span></text:p>
            <text:p text:style-name="P3"><text:span text:style-name="T2">- createButtons</text:span></text:p>
            <text:p text:style-name="P3"><text:span text:style-name="T2">+ addWidget</text:span></text:p>
            <text:p text:style-name="P3"><text:span text:style-name="T2"/></text:p>
          </draw:text-box>
        </draw:frame>
        <draw:frame draw:style-name="gr1" draw:text-style-name="P5" draw:layer="layout" svg:width="5.334cm" svg:height="2.825cm" svg:x="10.16cm" svg:y="9.144cm">
          <draw:image xlink:href="Pictures/100002010000061000000336BDB5F1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.jovanovic </meta:initial-creator>
    <meta:creation-date>2015-10-08T12:42:35.554427859</meta:creation-date>
    <dc:date>2015-11-27T12:59:03.947826375</dc:date>
    <dc:creator>stefan.jovanovic </dc:creator>
    <meta:editing-duration>PT33M11S</meta:editing-duration>
    <meta:editing-cycles>5</meta:editing-cycles>
    <meta:generator>LibreOffice/4.4.5.2$Linux_X86_64 LibreOffice_project/40$Build-2</meta:generator>
    <meta:document-statistic meta:object-count="28"/>
  </office:meta>
</office:document-meta>
</file>